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IJERO NORIEGA, SUNI CAROLI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 INDUSTRIAS DORITA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NICUAMA NUBE, JENIFF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1037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2T23:04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